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3028in" fo:margin-left="0in" fo:margin-right="0.1222in" table:align="margins"/>
    </style:style>
    <style:style style:name="Table1.A" style:family="table-column">
      <style:table-column-properties style:column-width="11.8597in" style:rel-column-width="63174*"/>
    </style:style>
    <style:style style:name="Table1.B" style:family="table-column">
      <style:table-column-properties style:column-width="0.4431in" style:rel-column-width="2361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2764in" fo:margin-left="3.1576in" fo:margin-right="2.991in" table:align="margins"/>
    </style:style>
    <style:style style:name="Table2.A" style:family="table-column">
      <style:table-column-properties style:column-width="6.2764in" style:rel-column-width="65535*"/>
    </style:style>
    <style:style style:name="Table2.1" style:family="table-row">
      <style:table-row-properties style:min-row-height="0.629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2.4222in" table:align="left"/>
    </style:style>
    <style:style style:name="Table3.A" style:family="table-column">
      <style:table-column-properties style:column-width="0.4819in"/>
    </style:style>
    <style:style style:name="Table3.B" style:family="table-column">
      <style:table-column-properties style:column-width="1.5889in"/>
    </style:style>
    <style:style style:name="Table3.C" style:family="table-column">
      <style:table-column-properties style:column-width="1.0354in"/>
    </style:style>
    <style:style style:name="Table3.K" style:family="table-column">
      <style:table-column-properties style:column-width="1.2868in"/>
    </style:style>
    <style:style style:name="Table3.L" style:family="table-column">
      <style:table-column-properties style:column-width="0.7813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I1" style:family="table-cell">
      <style:table-cell-properties style:vertical-align="middle" fo:padding="0.0382in" fo:border="0.0007in solid #000000"/>
    </style:style>
    <style:style style:name="Table3.2" style:family="table-row">
      <style:table-row-properties style:min-row-height="0.1368in"/>
    </style:style>
    <style:style style:name="Table3.I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K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A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L4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5" style:family="table-row">
      <style:table-row-properties style:min-row-height="2.4104in"/>
    </style:style>
    <style:style style:name="Table3.A5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3.L5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text-rotation-angle="270" style:text-rotation-scale="line-heigh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1">LP-3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LAPORAN BULANAN PEMBERITAHUAN DIMULAINYA PENYIDIKAN</text:p>
            <text:p text:style-name="P3">TINDAK PIDANA {pidana}</text:p>
            <text:p text:style-name="P3">BULAN : {bulan} TAHUN {tahun}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 table:number-columns-repeated="8"/>
        <table:table-column table:style-name="Table3.K"/>
        <table:table-column table:style-name="Table3.L"/>
        <table:table-row>
          <table:table-cell table:style-name="Table3.A1" table:number-rows-spanned="3" office:value-type="string">
            <text:p text:style-name="P5">No. Urut</text:p>
          </table:table-cell>
          <table:table-cell table:style-name="Table3.A1" table:number-rows-spanned="3" office:value-type="string">
            <text:p text:style-name="P5">Kejaksaan </text:p>
          </table:table-cell>
          <table:table-cell table:style-name="Table3.A1" table:number-rows-spanned="3" office:value-type="string">
            <text:p text:style-name="P4">Sisa Bulan Lalu</text:p>
          </table:table-cell>
          <table:table-cell table:style-name="Table3.A1" table:number-rows-spanned="3" office:value-type="string">
            <text:p text:style-name="P4">Masuk Bulan Laporan</text:p>
          </table:table-cell>
          <table:table-cell table:style-name="Table3.A1" table:number-rows-spanned="3" office:value-type="string">
            <text:p text:style-name="P4">Jumlah Bulan Laporan</text:p>
          </table:table-cell>
          <table:table-cell table:style-name="Table3.F1" table:number-rows-spanned="2" table:number-columns-spanned="2" office:value-type="string">
            <text:p text:style-name="P5">Penyelesaian</text:p>
          </table:table-cell>
          <table:covered-table-cell/>
          <table:table-cell table:style-name="Table3.A1" table:number-rows-spanned="3" office:value-type="string">
            <text:p text:style-name="P4">Sisa Bulan Laporan</text:p>
          </table:table-cell>
          <table:table-cell table:style-name="Table3.I1" table:number-columns-spanned="4" office:value-type="string">
            <text:p text:style-name="P5"/>
            <text:p text:style-name="P5">Keterangan</text:p>
          </table:table-cell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" table:number-columns-spanned="2" office:value-type="string">
            <text:p text:style-name="P5">Untuk Kolom 6</text:p>
          </table:table-cell>
          <table:covered-table-cell/>
          <table:table-cell table:style-name="Table3.K2" table:number-columns-spanned="2" office:value-type="string">
            <text:p text:style-name="P5">Untuk Kolom 7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3.I2" office:value-type="string">
            <text:p text:style-name="P5">Dihentikan Penyidikan oleh Penyidikan</text:p>
          </table:table-cell>
          <table:table-cell table:style-name="Table3.I2" office:value-type="string">
            <text:p text:style-name="P5">Menjadi berkas perkara (Diterima pada Tahap Pertama)</text:p>
          </table:table-cell>
          <table:covered-table-cell/>
          <table:table-cell table:style-name="Table3.I2" office:value-type="string">
            <text:p text:style-name="P5">SP-3 sudah tepat (Tidak ada Gugatan Praperadilan)</text:p>
          </table:table-cell>
          <table:table-cell table:style-name="Table3.I2" office:value-type="string">
            <text:p text:style-name="P5"><text:s/>SP-3 tidak tepat (Gugatan Praperadilan Tgl.)</text:p>
          </table:table-cell>
          <table:table-cell table:style-name="Table3.I2" office:value-type="string">
            <text:p text:style-name="P5"><text:s/>Didahului SPDP</text:p>
          </table:table-cell>
          <table:table-cell table:style-name="Table3.K2" office:value-type="string">
            <text:p text:style-name="P5">SPDP bersama berkas</text:p>
          </table:table-cell>
        </table:table-row>
        <table:table-row>
          <table:table-cell table:style-name="Table3.A4" office:value-type="float" office:value="1">
            <text:p text:style-name="P5">1</text:p>
          </table:table-cell>
          <table:table-cell table:style-name="Table3.A4" office:value-type="float" office:value="2">
            <text:p text:style-name="P5">2</text:p>
          </table:table-cell>
          <table:table-cell table:style-name="Table3.A4" office:value-type="float" office:value="3">
            <text:p text:style-name="P5">3</text:p>
          </table:table-cell>
          <table:table-cell table:style-name="Table3.A4" office:value-type="float" office:value="4">
            <text:p text:style-name="P5">4</text:p>
          </table:table-cell>
          <table:table-cell table:style-name="Table3.A4" office:value-type="float" office:value="5">
            <text:p text:style-name="P5">5</text:p>
          </table:table-cell>
          <table:table-cell table:style-name="Table3.A4" office:value-type="float" office:value="6">
            <text:p text:style-name="P5">6</text:p>
          </table:table-cell>
          <table:table-cell table:style-name="Table3.A4" office:value-type="float" office:value="7">
            <text:p text:style-name="P5">7</text:p>
          </table:table-cell>
          <table:table-cell table:style-name="Table3.A4" office:value-type="float" office:value="8">
            <text:p text:style-name="P5">8</text:p>
          </table:table-cell>
          <table:table-cell table:style-name="Table3.A4" office:value-type="float" office:value="9">
            <text:p text:style-name="P5">9</text:p>
          </table:table-cell>
          <table:table-cell table:style-name="Table3.A4" office:value-type="float" office:value="10">
            <text:p text:style-name="P5">10</text:p>
          </table:table-cell>
          <table:table-cell table:style-name="Table3.A4" office:value-type="float" office:value="11">
            <text:p text:style-name="P5">11</text:p>
          </table:table-cell>
          <table:table-cell table:style-name="Table3.L4" office:value-type="float" office:value="12">
            <text:p text:style-name="P5">12</text:p>
          </table:table-cell>
        </table:table-row>
        <table:table-row table:style-name="Table3.5">
          <table:table-cell table:style-name="Table3.A5" office:value-type="string">
            <text:p text:style-name="Table_20_Contents">[!-- BEGIN row.lp3 --]</text:p>
            <text:p text:style-name="Table_20_Contents">{no}</text:p>
          </table:table-cell>
          <table:table-cell table:style-name="Table3.A5" office:value-type="string">
            <text:p text:style-name="P5">{nama}</text:p>
          </table:table-cell>
          <table:table-cell table:style-name="Table3.A5" office:value-type="string">
            <text:p text:style-name="P6">{sisa_bulan_lalu}</text:p>
          </table:table-cell>
          <table:table-cell table:style-name="Table3.A5" office:value-type="string">
            <text:p text:style-name="P6">{masuk_bulan_lap}</text:p>
          </table:table-cell>
          <table:table-cell table:style-name="Table3.A5" office:value-type="string">
            <text:p text:style-name="P6">{jml_bln_lap}</text:p>
          </table:table-cell>
          <table:table-cell table:style-name="Table3.A5" office:value-type="string">
            <text:p text:style-name="P6">{dihentikan_penyidikan}</text:p>
          </table:table-cell>
          <table:table-cell table:style-name="Table3.A5" office:value-type="string">
            <text:p text:style-name="P6">{tahap_pertama}</text:p>
          </table:table-cell>
          <table:table-cell table:style-name="Table3.A5" office:value-type="string">
            <text:p text:style-name="P6">{sisa_bln_lap}</text:p>
          </table:table-cell>
          <table:table-cell table:style-name="Table3.A5" office:value-type="string">
            <text:p text:style-name="P6">{praperadilan}</text:p>
          </table:table-cell>
          <table:table-cell table:style-name="Table3.A5" office:value-type="string">
            <text:p text:style-name="P6">{praperadilan_tgl}</text:p>
          </table:table-cell>
          <table:table-cell table:style-name="Table3.A5" office:value-type="string">
            <text:p text:style-name="P6">{didahului_spdp}</text:p>
          </table:table-cell>
          <table:table-cell table:style-name="Table3.L5" office:value-type="string">
            <text:p text:style-name="P6">{spdp_bersama_berkas}</text:p>
            <text:p text:style-name="P6"/>
            <text:p text:style-name="P6">[!-- END row.lp3 --]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2T08:45:03.98</meta:creation-date>
    <dc:date>2016-03-05T00:00:53.31</dc:date>
    <meta:editing-duration>PT4H44M28S</meta:editing-duration>
    <meta:editing-cycles>24</meta:editing-cycles>
    <meta:generator>OpenOffice/4.1.2$Win32 OpenOffice.org_project/412m3$Build-9782</meta:generator>
    <meta:document-statistic meta:table-count="3" meta:image-count="0" meta:object-count="0" meta:page-count="1" meta:paragraph-count="47" meta:word-count="101" meta:character-count="707"/>
  </office:meta>
</office:document-meta>
</file>